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a64" officeooo:paragraph-rsid="0000ca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nk for flow classification by Inception v3:</text:p>
      <text:p text:style-name="P1">https://github.com/xphongvn/flower-classifications-inception-v3/blob/master/image_classification_inceptionV3_Flowers_LOCAL.ipyn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8:54:16.918641210</meta:creation-date>
    <dc:date>2020-11-21T18:55:00.778742229</dc:date>
    <meta:editing-duration>PT44S</meta:editing-duration>
    <meta:editing-cycles>1</meta:editing-cycles>
    <meta:document-statistic meta:table-count="0" meta:image-count="0" meta:object-count="0" meta:page-count="3" meta:paragraph-count="2" meta:word-count="8" meta:character-count="173" meta:non-whitespace-character-count="167"/>
    <meta:generator>LibreOffice/6.4.6.2$Linux_X86_64 LibreOffice_project/40$Build-2</meta:generator>
  </office:meta>
</office:document-meta>
</file>